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13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76cm" svg:height="0.624cm" svg:x="9.938cm" svg:y="15.953cm">
            <draw:text-box>
              <text:p text:style-name="P1"><text:span text:style-name="T1">A</text:span></text:p>
            </draw:text-box>
          </draw:frame>
          <draw:line draw:style-name="gr2" draw:text-style-name="P3" draw:layer="layout" svg:x1="10.211cm" svg:y1="15.935cm" svg:x2="12.261cm" svg:y2="15.935cm">
            <text:p/>
          </draw:line>
          <draw:line draw:style-name="gr2" draw:text-style-name="P3" draw:layer="layout" svg:x1="11.231cm" svg:y1="14.252cm" svg:x2="11.231cm" svg:y2="16.423cm">
            <text:p/>
          </draw:line>
          <draw:line draw:style-name="gr2" draw:text-style-name="P3" draw:layer="layout" svg:x1="10.211cm" svg:y1="15.936cm" svg:x2="10.518cm" svg:y2="14.05cm">
            <text:p/>
          </draw:line>
          <draw:line draw:style-name="gr3" draw:text-style-name="P3" draw:layer="layout" svg:x1="9.569cm" svg:y1="14.868cm" svg:x2="11.359cm" svg:y2="15.157cm">
            <text:p/>
          </draw:line>
          <draw:line draw:style-name="gr2" draw:text-style-name="P3" draw:layer="layout" svg:x1="10.516cm" svg:y1="14.048cm" svg:x2="12.259cm" svg:y2="15.932cm">
            <text:p/>
          </draw:line>
          <draw:circle draw:style-name="gr4" draw:text-style-name="P4" draw:layer="layout" svg:width="2.601cm" svg:height="2.601cm" svg:x="9.931cm" svg:y="13.854cm">
            <text:p/>
          </draw:circle>
          <draw:line draw:style-name="gr2" draw:text-style-name="P3" draw:layer="layout" svg:x1="10.213cm" svg:y1="15.935cm" svg:x2="12.263cm" svg:y2="15.935cm">
            <text:p/>
          </draw:line>
          <draw:line draw:style-name="gr2" draw:text-style-name="P3" draw:layer="layout" svg:x1="10.213cm" svg:y1="15.936cm" svg:x2="10.52cm" svg:y2="14.05cm">
            <text:p/>
          </draw:line>
          <draw:line draw:style-name="gr2" draw:text-style-name="P3" draw:layer="layout" svg:x1="10.516cm" svg:y1="14.048cm" svg:x2="12.26cm" svg:y2="15.932cm">
            <text:p/>
          </draw:line>
          <draw:frame draw:style-name="gr1" draw:text-style-name="P2" draw:layer="layout" svg:width="0.274cm" svg:height="0.624cm" svg:x="12.31cm" svg:y="15.962cm">
            <draw:text-box>
              <text:p text:style-name="P1"><text:span text:style-name="T1">P</text:span></text:p>
            </draw:text-box>
          </draw:frame>
          <draw:frame draw:style-name="gr1" draw:text-style-name="P2" draw:layer="layout" svg:width="0.274cm" svg:height="0.624cm" svg:x="10.283cm" svg:y="13.688cm">
            <draw:text-box>
              <text:p text:style-name="P1"><text:span text:style-name="T1">F</text:span></text:p>
            </draw:text-box>
          </draw:frame>
          <draw:line draw:style-name="gr2" draw:text-style-name="P3" draw:layer="layout" svg:x1="11.332cm" svg:y1="15.835cm" svg:x2="11.231cm" svg:y2="15.835cm">
            <text:p/>
          </draw:line>
          <draw:line draw:style-name="gr2" draw:text-style-name="P3" draw:layer="layout" svg:x1="11.331cm" svg:y1="15.835cm" svg:x2="11.331cm" svg:y2="15.936cm">
            <text:p/>
          </draw:line>
          <draw:line draw:style-name="gr2" draw:text-style-name="P3" draw:layer="layout" svg:x1="11.755cm" svg:y1="15.868cm" svg:x2="11.656cm" svg:y2="15.999cm">
            <text:p/>
          </draw:line>
          <draw:line draw:style-name="gr2" draw:text-style-name="P3" draw:layer="layout" svg:x1="11.808cm" svg:y1="15.872cm" svg:x2="11.707cm" svg:y2="16.001cm">
            <text:p/>
          </draw:line>
          <draw:line draw:style-name="gr2" draw:text-style-name="P3" draw:layer="layout" svg:x1="10.746cm" svg:y1="15.868cm" svg:x2="10.645cm" svg:y2="15.999cm">
            <text:p/>
          </draw:line>
          <draw:line draw:style-name="gr2" draw:text-style-name="P3" draw:layer="layout" svg:x1="10.797cm" svg:y1="15.872cm" svg:x2="10.696cm" svg:y2="16.001cm">
            <text:p/>
          </draw:line>
          <draw:line draw:style-name="gr3" draw:text-style-name="P3" draw:layer="layout" svg:x1="10.44cm" svg:y1="15.093cm" svg:x2="10.454cm" svg:y2="15.007cm">
            <text:p/>
          </draw:line>
          <draw:line draw:style-name="gr3" draw:text-style-name="P3" draw:layer="layout" svg:x1="10.441cm" svg:y1="15.094cm" svg:x2="10.349cm" svg:y2="15.08cm">
            <text:p/>
          </draw:line>
          <draw:circle draw:style-name="gr4" draw:text-style-name="P4" draw:layer="layout" svg:width="0.152cm" svg:height="0.152cm" svg:x="10.347cm" svg:y="14.519cm">
            <text:p/>
          </draw:circle>
          <draw:circle draw:style-name="gr4" draw:text-style-name="P4" draw:layer="layout" svg:width="0.152cm" svg:height="0.152cm" svg:x="10.347cm" svg:y="14.519cm">
            <text:p/>
          </draw:circle>
          <draw:circle draw:style-name="gr4" draw:text-style-name="P4" draw:layer="layout" svg:width="0.152cm" svg:height="0.152cm" svg:x="10.209cm" svg:y="15.374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15:27.110377795</meta:creation-date>
    <dc:date>2018-02-26T13:15:44.691724733</dc:date>
    <meta:editing-duration>PT17S</meta:editing-duration>
    <meta:editing-cycles>1</meta:editing-cycles>
    <meta:document-statistic meta:object-count="24"/>
    <meta:generator>LibreOffice/6.0.0.3$MacOSX_X86_64 LibreOffice_project/64a0f66915f38c6217de274f0aa8e15618924765</meta:generator>
  </office:meta>
</office:document-meta>
</file>